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013888888889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65805555555556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Hung Truong</text:p>
          </table:table-cell>
          <table:table-cell office:value-type="float" office:value="147779193" table:style-name="ce1">
            <text:p>14777919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Iterations</text:p>
          </table:table-cell>
          <table:table-cell office:value-type="string" table:style-name="ce3">
            <text:p>MPI 4 Processes</text:p>
          </table:table-cell>
          <table:table-cell office:value-type="string" table:style-name="ce3">
            <text:p>MPI 6 Processes</text:p>
          </table:table-cell>
          <table:table-cell office:value-type="string" table:style-name="ce3">
            <text:p>MPI 8 Processes</text:p>
          </table:table-cell>
          <table:table-cell office:value-type="string" table:style-name="ce4">
            <text:p>Serial 4 Partions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14" table:style-name="ce5">
            <text:p>11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29" table:style-name="ce1">
            <text:p>229</text:p>
          </table:table-cell>
          <table:table-cell table:number-columns-repeated="16379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60" table:style-name="ce1">
            <text:p>460</text:p>
          </table:table-cell>
          <table:table-cell table:number-columns-repeated="16379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500" table:style-name="ce1">
            <text:p>500</text:p>
          </table:table-cell>
          <table:table-cell table:number-columns-repeated="16379" table:style-name="ce1"/>
        </table:table-row>
        <table:table-row table:style-name="ro1">
          <table:table-cell table:style-name="ce1">
            <draw:frame draw:z-index="1" draw:id="id0" draw:style-name="a0" draw:name="Chart 2" svg:x="0in" svg:y="0.01389in" svg:width="5.32986in" svg:height="3.3888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Hung Truong</meta:initial-creator>
    <dc:creator>Hung Truong</dc:creator>
    <meta:creation-date>2021-07-19T17:54:03Z</meta:creation-date>
    <dc:date>2021-08-01T06:04:36Z</dc:date>
    <meta:print-date>2021-07-22T06:09:00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43.9999212598425pt" svg:width="383.7497637795275pt" chart:style-name="Crt0">
        <chart:title chart:style-name="CT00">
          <text:p text:style-name="a0" text:class-names="" text:cond-style-name="">MPI Send Recv - Jacobi Iterations - Heat Transfer</text:p>
        </chart:title>
        <chart:legend chart:legend-position="bottom" chart:legend-align="center" chart:style-name="Lgnd"/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title chart:style-name="AT00">
              <text:p text:style-name="a1" text:class-names="" text:cond-style-name="">Milli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terations</text:p>
            </chart:title>
            <chart:categories table:cell-range-address="Sheet1.$A$3:.$A$6"/>
          </chart:axis>
          <chart:axis chart:dimension="z" chart:name="primary-z" chart:style-name="Axs2">
            <chart:title chart:style-name="AT02">
              <text:p text:style-name="a3" text:class-names="" text:cond-style-name="">Processes</text:p>
            </chart:title>
          </chart:axis>
          <chart:series chart:label-cell-address="Sheet1.$B$2" chart:values-cell-range-address="Sheet1.$B$3:.$B$6" chart:class="chart:bar" chart:attached-axis="primary-y" chart:style-name="G0S0">
            <chart:data-point chart:repeated="4"/>
          </chart:series>
          <chart:series chart:label-cell-address="Sheet1.$C$2" chart:values-cell-range-address="Sheet1.$C$3:.$C$6" chart:class="chart:bar" chart:attached-axis="primary-y" chart:style-name="G0S1">
            <chart:data-point chart:repeated="4"/>
          </chart:series>
          <chart:series chart:label-cell-address="Sheet1.$D$2" chart:values-cell-range-address="Sheet1.$D$3:.$D$6" chart:class="chart:bar" chart:attached-axis="primary-y" chart:style-name="G0S2">
            <chart:data-point chart:repeated="4"/>
          </chart:series>
          <chart:series chart:label-cell-address="Sheet1.$E$2" chart:values-cell-range-address="Sheet1.$E$3:.$E$6" chart:class="chart:bar" chart:attached-axis="primary-y" chart:style-name="G0S3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